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000730" officeooo:paragraph-rsid="00000730"/>
    </style:style>
    <style:style style:name="P2" style:family="paragraph" style:parent-style-name="Standard">
      <style:text-properties officeooo:rsid="00000730" officeooo:paragraph-rsid="0000073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Zamba natural</text:p>
      <text:p text:style-name="P2"/>
      <text:p text:style-name="P2">Zamba, que esconde la tierra, que ningún indio quiere cantar</text:p>
      <text:p text:style-name="P2"/>
      <text:p text:style-name="P2">yo quisiera querer y queriendo no puedo, no puedo sin llorar.</text:p>
      <text:p text:style-name="P2"/>
      <text:p text:style-name="P2">Mi boca queda sellada, le pido a mi dios voluntad, para esgrimir con mi voz una ofrenda y poder entregártela</text:p>
      <text:p text:style-name="P2"/>
      <text:p text:style-name="P2">para esgrimir con mi voz una ofrenda y poder entregártela.</text:p>
      <text:p text:style-name="P2"/>
      <text:p text:style-name="P2">Vivo de tu libertad, muero de mi vanidad</text:p>
      <text:p text:style-name="P2"/>
      <text:p text:style-name="P2">la rosa elabora el perfume del barro, bebe y da bien por mal</text:p>
      <text:p text:style-name="P2"/>
      <text:p text:style-name="P2">como puede alguien hacer perfume del barro sin saber amar!</text:p>
      <text:p text:style-name="P2"/>
      <text:p text:style-name="P2"/>
      <text:p text:style-name="P2"/>
      <text:p text:style-name="P2">Zamba que calla la tierra, que ni los indios queremos cantar</text:p>
      <text:p text:style-name="P2"/>
      <text:p text:style-name="P2">yo quisiera querer y queriendo no puedo, no puedo…</text:p>
      <text:p text:style-name="P2"/>
      <text:p text:style-name="P2"/>
      <text:p text:style-name="P2">Cual ruiseñor en su cuento, tu pecho veo sangrar</text:p>
      <text:p text:style-name="P2"/>
      <text:p text:style-name="P2">se baña en dolor la rosa amarilla que nadie quiere ostentar</text:p>
      <text:p text:style-name="P2"/>
      <text:p text:style-name="P2">se baña en dolor la rosa amarilla que nadie quiere ostentar</text:p>
      <text:p text:style-name="P2"/>
      <text:p text:style-name="P2">Bebo de tu libertad, me enveneno de mi vanidad</text:p>
      <text:p text:style-name="P2"/>
      <text:p text:style-name="P2">clavas tu vida en dos troncos cruzados y nadie te deja llorar</text:p>
      <text:p text:style-name="P2"/>
      <text:p text:style-name="P2">te ve clavar tu vida y sangrar y pedir que me hagan perdonar</text:p>
      <text:p text:style-name="P2"/>
      <text:p text:style-name="P2">como puede alguien hacer perfume del barro sin saber amar!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12T15:12:17.234963067</meta:creation-date>
    <dc:date>2025-09-12T15:26:20.285325271</dc:date>
    <meta:editing-duration>PT14M3S</meta:editing-duration>
    <meta:editing-cycles>2</meta:editing-cycles>
    <meta:generator>LibreOffice/25.2.4.3$Linux_X86_64 LibreOffice_project/520$Build-3</meta:generator>
    <meta:document-statistic meta:table-count="0" meta:image-count="0" meta:object-count="0" meta:page-count="1" meta:paragraph-count="17" meta:word-count="179" meta:character-count="959" meta:non-whitespace-character-count="797"/>
  </office:meta>
</office:document-meta>
</file>